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D4F69DA01EA4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0.842cm, 6.36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1.697cm" svg:y="-1.57cm" svg:width="8.281cm" svg:height="6.9cm" draw:z-index="0"><draw:image xlink:href="Pictures/10000000000007800000043838D4F69DA01EA4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5:28:06.240000000</meta:creation-date>
    <dc:date>2023-11-23T15:53:43.194000000</dc:date>
    <meta:editing-duration>PT25M36S</meta:editing-duration>
    <meta:editing-cycles>2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